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5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 style:data-style-name="N61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3" table:default-cell-style-name="ce5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SpinOrbit_Pair</text:p>
          </table:table-cell>
          <table:table-cell office:value-type="string" calcext:value-type="string">
            <text:p>nlj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Yn</text:p>
          </table:table-cell>
          <table:table-cell table:style-name="Default" office:value-type="string" calcext:value-type="string">
            <text:p>Gamma</text:p>
          </table:table-cell>
          <table:table-cell table:style-name="Default" office:value-type="string" calcext:value-type="string">
            <text:p>Sth</text:p>
          </table:table-cell>
          <table:table-cell office:value-type="string" calcext:value-type="string">
            <text:p>Spdb_to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Spdb_ICK</text:p>
          </table:table-cell>
          <table:table-cell office:value-type="string" calcext:value-type="string">
            <text:p>Spdb/Sth</text:p>
          </table:table-cell>
          <table:table-cell office:value-type="string" calcext:value-type="string">
            <text:p>comme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5Ho</text:p>
          </table:table-cell>
          <table:table-cell office:value-type="float" office:value="94.7" calcext:value-type="float">
            <text:p>94.7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1</text:p>
          </table:table-cell>
          <table:table-cell office:value-type="float" office:value="12800000000" calcext:value-type="float">
            <text:p>1.28E+10</text:p>
          </table:table-cell>
          <table:table-cell office:value-type="float" office:value="0.0000117" calcext:value-type="float">
            <text:p>1.17E-05</text:p>
          </table:table-cell>
          <table:table-cell office:value-type="float" office:value="0.884" calcext:value-type="float">
            <text:p>8.84E-01</text:p>
          </table:table-cell>
          <table:table-cell office:value-type="float" office:value="10.09" calcext:value-type="float">
            <text:p>10.09</text:p>
          </table:table-cell>
          <table:table-cell table:formula="of:=[.J2]/[.I2]" office:value-type="float" office:value="11.4140271493213" calcext:value-type="float">
            <text:p>11.41402714932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7Re</text:p>
          </table:table-cell>
          <table:table-cell office:value-type="float" office:value="134.243" calcext:value-type="float">
            <text:p>134.243</text:p>
          </table:table-cell>
          <table:table-cell office:value-type="float" office:value="51.083" calcext:value-type="float">
            <text:p>51.083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1</text:p>
          </table:table-cell>
          <table:table-cell office:value-type="float" office:value="25000000000" calcext:value-type="float">
            <text:p>2.50E+10</text:p>
          </table:table-cell>
          <table:table-cell office:value-type="float" office:value="0.0000247" calcext:value-type="float">
            <text:p>2.47E-05</text:p>
          </table:table-cell>
          <table:table-cell table:style-name="Default" office:value-type="float" office:value="1.16" calcext:value-type="float">
            <text:p>1.16</text:p>
          </table:table-cell>
          <table:table-cell office:value-type="float" office:value="16" calcext:value-type="float">
            <text:p>16</text:p>
          </table:table-cell>
          <table:table-cell table:formula="of:=[.J3]/[.I3]" office:value-type="float" office:value="13.7931034482759" calcext:value-type="float">
            <text:p>13.7931034482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5Mn</text:p>
          </table:table-cell>
          <table:table-cell office:value-type="float" office:value="125.95" calcext:value-type="float">
            <text:p>125.95</text:p>
          </table:table-cell>
          <table:table-cell office:value-type="float" office:value="177.378" calcext:value-type="float">
            <text:p>177.378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1</text:p>
          </table:table-cell>
          <table:table-cell office:value-type="float" office:value="24500000" calcext:value-type="float">
            <text:p>2.45E+07</text:p>
          </table:table-cell>
          <table:table-cell office:value-type="float" office:value="0.00000175" calcext:value-type="float">
            <text:p>1.75E-06</text:p>
          </table:table-cell>
          <table:table-cell office:value-type="float" office:value="0.000922" calcext:value-type="float">
            <text:p>9.22E-04</text:p>
          </table:table-cell>
          <table:table-cell office:value-type="float" office:value="0.01903" calcext:value-type="float">
            <text:p>0.01903</text:p>
          </table:table-cell>
          <table:table-cell table:formula="of:=[.J4]/[.I4]" office:value-type="float" office:value="20.6399132321041" calcext:value-type="float">
            <text:p>20.639913232104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64Dy</text:p>
          </table:table-cell>
          <table:table-cell office:value-type="float" office:value="73.392" calcext:value-type="float">
            <text:p>73.392</text:p>
          </table:table-cell>
          <table:table-cell office:value-type="float" office:value="10.318" calcext:value-type="float">
            <text:p>10.318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2</text:p>
          </table:table-cell>
          <table:table-cell office:value-type="float" office:value="186000000" calcext:value-type="float">
            <text:p>1.86E+08</text:p>
          </table:table-cell>
          <table:table-cell office:value-type="float" office:value="0.0000000437" calcext:value-type="float">
            <text:p>4.37E-08</text:p>
          </table:table-cell>
          <table:table-cell office:value-type="float" office:value="0.0388" calcext:value-type="float">
            <text:p>3.88E-02</text:p>
          </table:table-cell>
          <table:table-cell office:value-type="float" office:value="1.226" calcext:value-type="float">
            <text:p>1.226</text:p>
          </table:table-cell>
          <table:table-cell table:formula="of:=[.J5]/[.I5]" office:value-type="float" office:value="31.5979381443299" calcext:value-type="float">
            <text:p>31.5979381443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0Er</text:p>
          </table:table-cell>
          <table:table-cell office:value-type="float" office:value="78.591" calcext:value-type="float">
            <text:p>78.591</text:p>
          </table:table-cell>
          <table:table-cell office:value-type="float" office:value="11.35" calcext:value-type="float">
            <text:p>11.35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2</text:p>
          </table:table-cell>
          <table:table-cell office:value-type="float" office:value="223000000" calcext:value-type="float">
            <text:p>2.23E+08</text:p>
          </table:table-cell>
          <table:table-cell office:value-type="float" office:value="0.0000000575" calcext:value-type="float">
            <text:p>5.75E-08</text:p>
          </table:table-cell>
          <table:table-cell office:value-type="float" office:value="0.047" calcext:value-type="float">
            <text:p>4.70E-02</text:p>
          </table:table-cell>
          <table:table-cell office:value-type="float" office:value="1.247" calcext:value-type="float">
            <text:p>1.247</text:p>
          </table:table-cell>
          <table:table-cell table:formula="of:=[.J6]/[.I6]" office:value-type="float" office:value="26.531914893617" calcext:value-type="float">
            <text:p>26.531914893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74Yb</text:p>
          </table:table-cell>
          <table:table-cell office:value-type="float" office:value="76.471" calcext:value-type="float">
            <text:p>76.471</text:p>
          </table:table-cell>
          <table:table-cell office:value-type="float" office:value="4.897" calcext:value-type="float">
            <text:p>4.897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2</text:p>
          </table:table-cell>
          <table:table-cell office:value-type="float" office:value="179000000" calcext:value-type="float">
            <text:p>1.79E+08</text:p>
          </table:table-cell>
          <table:table-cell office:value-type="float" office:value="0.0000000485" calcext:value-type="float">
            <text:p>4.85E-08</text:p>
          </table:table-cell>
          <table:table-cell office:value-type="float" office:value="0.0927" calcext:value-type="float">
            <text:p>9.27E-02</text:p>
          </table:table-cell>
          <table:table-cell office:value-type="float" office:value="1.401" calcext:value-type="float">
            <text:p>1.401</text:p>
          </table:table-cell>
          <table:table-cell table:formula="of:=[.J7]/[.I7]" office:value-type="float" office:value="15.1132686084142" calcext:value-type="float">
            <text:p>15.113268608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4Gd</text:p>
          </table:table-cell>
          <table:table-cell office:value-type="float" office:value="123.071" calcext:value-type="float">
            <text:p>123.071</text:p>
          </table:table-cell>
          <table:table-cell office:value-type="float" office:value="64.005" calcext:value-type="float">
            <text:p>64.005</text:p>
          </table:table-cell>
          <table:table-cell office:value-type="string" calcext:value-type="string">
            <text:p>1s 1/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2</text:p>
          </table:table-cell>
          <table:table-cell office:value-type="float" office:value="569000000" calcext:value-type="float">
            <text:p>5.69E+08</text:p>
          </table:table-cell>
          <table:table-cell office:value-type="float" office:value="0.000000251" calcext:value-type="float">
            <text:p>2.51E-07</text:p>
          </table:table-cell>
          <table:table-cell office:value-type="float" office:value="0.0291" calcext:value-type="float">
            <text:p>2.91E-02</text:p>
          </table:table-cell>
          <table:table-cell office:value-type="float" office:value="1.11" calcext:value-type="float">
            <text:p>1.11</text:p>
          </table:table-cell>
          <table:table-cell table:formula="of:=[.J8]/[.I8]" office:value-type="float" office:value="38.1443298969072" calcext:value-type="float">
            <text:p>38.1443298969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56Gd</text:p>
          </table:table-cell>
          <table:table-cell office:value-type="float" office:value="88.966" calcext:value-type="float">
            <text:p>88.966</text:p>
          </table:table-cell>
          <table:table-cell office:value-type="float" office:value="74.742" calcext:value-type="float">
            <text:p>74.742</text:p>
          </table:table-cell>
          <table:table-cell office:value-type="string" calcext:value-type="string">
            <text:p>2s 1/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2</text:p>
          </table:table-cell>
          <table:table-cell office:value-type="float" office:value="33500000" calcext:value-type="float">
            <text:p>3.35E+07</text:p>
          </table:table-cell>
          <table:table-cell office:value-type="float" office:value="0.000000121" calcext:value-type="float">
            <text:p>1.21E-07</text:p>
          </table:table-cell>
          <table:table-cell office:value-type="float" office:value="0.000709" calcext:value-type="float">
            <text:p>7.09E-04</text:p>
          </table:table-cell>
          <table:table-cell table:style-name="ce6" office:value-type="float" office:value="0.8536794" calcext:value-type="float">
            <text:p>0.8536794</text:p>
          </table:table-cell>
          <table:table-cell table:formula="of:=[.J9]/[.I9]" office:value-type="float" office:value="1204.06121297602" calcext:value-type="float">
            <text:p>1204.06121297602</text:p>
          </table:table-cell>
          <table:table-cell office:value-type="float" office:value="0.010561" calcext:value-type="float">
            <text:p>0.010561</text:p>
          </table:table-cell>
          <table:table-cell table:formula="of:=[.L9]/[.I9]" office:value-type="float" office:value="14.8956276445698" calcext:value-type="float">
            <text:p>14.8956276445698</text:p>
          </table:table-cell>
          <table:table-cell office:value-type="string" calcext:value-type="string">
            <text:p>The dominant factor is gonna dominate at different scales… this process will iterat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6Gd</text:p>
          </table:table-cell>
          <table:table-cell office:value-type="float" office:value="88.966" calcext:value-type="float">
            <text:p>88.966</text:p>
          </table:table-cell>
          <table:table-cell office:value-type="float" office:value="74.896" calcext:value-type="float">
            <text:p>74.896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116000000" calcext:value-type="float">
            <text:p>1.16E+08</text:p>
          </table:table-cell>
          <table:table-cell office:value-type="float" office:value="0.000000132" calcext:value-type="float">
            <text:p>1.32E-07</text:p>
          </table:table-cell>
          <table:table-cell office:value-type="float" office:value="0.00225" calcext:value-type="float">
            <text:p>2.25E-03</text:p>
          </table:table-cell>
          <table:table-cell table:style-name="ce6"/>
          <table:table-cell table:number-columns-repeated="10"/>
        </table:table-row>
        <table:table-row table:style-name="ro1">
          <table:table-cell office:value-type="string" calcext:value-type="string">
            <text:p>156Gd</text:p>
          </table:table-cell>
          <table:table-cell office:value-type="float" office:value="88.966" calcext:value-type="float">
            <text:p>88.966</text:p>
          </table:table-cell>
          <table:table-cell office:value-type="float" office:value="75.68" calcext:value-type="float">
            <text:p>75.68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159000000" calcext:value-type="float">
            <text:p>1.59E+08</text:p>
          </table:table-cell>
          <table:table-cell office:value-type="float" office:value="0.000000127" calcext:value-type="float">
            <text:p>1.27E-07</text:p>
          </table:table-cell>
          <table:table-cell office:value-type="float" office:value="0.00317" calcext:value-type="float">
            <text:p>3.17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2Dy</text:p>
          </table:table-cell>
          <table:table-cell office:value-type="float" office:value="80.66" calcext:value-type="float">
            <text:p>80.66</text:p>
          </table:table-cell>
          <table:table-cell office:value-type="float" office:value="65.432" calcext:value-type="float">
            <text:p>65.432</text:p>
          </table:table-cell>
          <table:table-cell office:value-type="string" calcext:value-type="string">
            <text:p>2s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28100000" calcext:value-type="float">
            <text:p>2.81E+07</text:p>
          </table:table-cell>
          <table:table-cell office:value-type="float" office:value="0.0000000939" calcext:value-type="float">
            <text:p>9.39E-08</text:p>
          </table:table-cell>
          <table:table-cell office:value-type="float" office:value="0.000625" calcext:value-type="float">
            <text:p>6.25E-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2Dy</text:p>
          </table:table-cell>
          <table:table-cell office:value-type="float" office:value="80.66" calcext:value-type="float">
            <text:p>80.66</text:p>
          </table:table-cell>
          <table:table-cell office:value-type="float" office:value="65.594" calcext:value-type="float">
            <text:p>65.594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159000000" calcext:value-type="float">
            <text:p>1.59E+08</text:p>
          </table:table-cell>
          <table:table-cell office:value-type="float" office:value="0.000000111" calcext:value-type="float">
            <text:p>1.11E-07</text:p>
          </table:table-cell>
          <table:table-cell office:value-type="float" office:value="0.00298" calcext:value-type="float">
            <text:p>2.98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2Dy</text:p>
          </table:table-cell>
          <table:table-cell office:value-type="float" office:value="80.66" calcext:value-type="float">
            <text:p>80.66</text:p>
          </table:table-cell>
          <table:table-cell office:value-type="float" office:value="66.492" calcext:value-type="float">
            <text:p>66.492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215000000" calcext:value-type="float">
            <text:p>2.15E+08</text:p>
          </table:table-cell>
          <table:table-cell office:value-type="float" office:value="0.000000104" calcext:value-type="float">
            <text:p>1.04E-07</text:p>
          </table:table-cell>
          <table:table-cell office:value-type="float" office:value="0.0424" calcext:value-type="float">
            <text:p>4.24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3Dy</text:p>
          </table:table-cell>
          <table:table-cell office:value-type="float" office:value="73.44" calcext:value-type="float">
            <text:p>73.44</text:p>
          </table:table-cell>
          <table:table-cell office:value-type="float" office:value="58.212" calcext:value-type="float">
            <text:p>58.212</text:p>
          </table:table-cell>
          <table:table-cell office:value-type="string" calcext:value-type="string">
            <text:p>2s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9180000" calcext:value-type="float">
            <text:p>9.18E+06</text:p>
          </table:table-cell>
          <table:table-cell office:value-type="float" office:value="0.000000106" calcext:value-type="float">
            <text:p>1.06E-07</text:p>
          </table:table-cell>
          <table:table-cell office:value-type="float" office:value="0.000209" calcext:value-type="float">
            <text:p>2.09E-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3Dy</text:p>
          </table:table-cell>
          <table:table-cell office:value-type="float" office:value="73.44" calcext:value-type="float">
            <text:p>73.44</text:p>
          </table:table-cell>
          <table:table-cell office:value-type="float" office:value="58.374" calcext:value-type="float">
            <text:p>58.374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69300000" calcext:value-type="float">
            <text:p>6.93E+07</text:p>
          </table:table-cell>
          <table:table-cell office:value-type="float" office:value="0.000000136" calcext:value-type="float">
            <text:p>1.36E-07</text:p>
          </table:table-cell>
          <table:table-cell office:value-type="float" office:value="0.00123" calcext:value-type="float">
            <text:p>1.23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63Dy</text:p>
          </table:table-cell>
          <table:table-cell office:value-type="float" office:value="73.44" calcext:value-type="float">
            <text:p>73.44</text:p>
          </table:table-cell>
          <table:table-cell office:value-type="float" office:value="59.272" calcext:value-type="float">
            <text:p>59.272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94400000" calcext:value-type="float">
            <text:p>9.44E+07</text:p>
          </table:table-cell>
          <table:table-cell office:value-type="float" office:value="0.000000125" calcext:value-type="float">
            <text:p>1.25E-07</text:p>
          </table:table-cell>
          <table:table-cell office:value-type="float" office:value="0.00179" calcext:value-type="float">
            <text:p>1.79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5.242" calcext:value-type="float">
            <text:p>45.242</text:p>
          </table:table-cell>
          <table:table-cell office:value-type="float" office:value="12.404" calcext:value-type="float">
            <text:p>12.404</text:p>
          </table:table-cell>
          <table:table-cell office:value-type="string" calcext:value-type="string">
            <text:p>2s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106000000" calcext:value-type="float">
            <text:p>1.06E+08</text:p>
          </table:table-cell>
          <table:table-cell office:value-type="float" office:value="0.0000000176" calcext:value-type="float">
            <text:p>1.76E-08</text:p>
          </table:table-cell>
          <table:table-cell office:value-type="float" office:value="0.00847" calcext:value-type="float">
            <text:p>8.47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5.242" calcext:value-type="float">
            <text:p>45.242</text:p>
          </table:table-cell>
          <table:table-cell office:value-type="float" office:value="12.698" calcext:value-type="float">
            <text:p>12.698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3020000000" calcext:value-type="float">
            <text:p>3.02E+09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0.0102" calcext:value-type="float">
            <text:p>1.02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5.242" calcext:value-type="float">
            <text:p>45.242</text:p>
          </table:table-cell>
          <table:table-cell office:value-type="float" office:value="16.871" calcext:value-type="float">
            <text:p>16.871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3100000000" calcext:value-type="float">
            <text:p>3.10E+09</text:p>
          </table:table-cell>
          <table:table-cell office:value-type="float" office:value="0.000000207" calcext:value-type="float">
            <text:p>2.07E-07</text:p>
          </table:table-cell>
          <table:table-cell office:value-type="float" office:value="0.0152" calcext:value-type="float">
            <text:p>1.52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4.91" calcext:value-type="float">
            <text:p>44.91</text:p>
          </table:table-cell>
          <table:table-cell office:value-type="float" office:value="12.073" calcext:value-type="float">
            <text:p>12.073</text:p>
          </table:table-cell>
          <table:table-cell office:value-type="string" calcext:value-type="string">
            <text:p>2s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111000000" calcext:value-type="float">
            <text:p>1.11E+08</text:p>
          </table:table-cell>
          <table:table-cell office:value-type="float" office:value="0.0000000181" calcext:value-type="float">
            <text:p>1.81E-08</text:p>
          </table:table-cell>
          <table:table-cell office:value-type="float" office:value="0.0088" calcext:value-type="float">
            <text:p>8.80E-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4.91" calcext:value-type="float">
            <text:p>44.91</text:p>
          </table:table-cell>
          <table:table-cell office:value-type="float" office:value="12.356" calcext:value-type="float">
            <text:p>12.356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3140000000" calcext:value-type="float">
            <text:p>3.14E+09</text:p>
          </table:table-cell>
          <table:table-cell office:value-type="float" office:value="0.000000417" calcext:value-type="float">
            <text:p>4.17E-07</text:p>
          </table:table-cell>
          <table:table-cell office:value-type="float" office:value="0.0106" calcext:value-type="float">
            <text:p>1.06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6U</text:p>
          </table:table-cell>
          <table:table-cell office:value-type="float" office:value="44.91" calcext:value-type="float">
            <text:p>44.91</text:p>
          </table:table-cell>
          <table:table-cell office:value-type="float" office:value="16.534" calcext:value-type="float">
            <text:p>16.534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3230000000" calcext:value-type="float">
            <text:p>3.23E+09</text:p>
          </table:table-cell>
          <table:table-cell office:value-type="float" office:value="0.000000216" calcext:value-type="float">
            <text:p>2.16E-07</text:p>
          </table:table-cell>
          <table:table-cell office:value-type="float" office:value="0.0156" calcext:value-type="float">
            <text:p>1.56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48Cm</text:p>
          </table:table-cell>
          <table:table-cell office:value-type="float" office:value="43.38" calcext:value-type="float">
            <text:p>43.38</text:p>
          </table:table-cell>
          <table:table-cell office:value-type="float" office:value="6.888" calcext:value-type="float">
            <text:p>6.888</text:p>
          </table:table-cell>
          <table:table-cell office:value-type="string" calcext:value-type="string">
            <text:p>2s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218000000" calcext:value-type="float">
            <text:p>2.18E+08</text:p>
          </table:table-cell>
          <table:table-cell office:value-type="float" office:value="0.0000000325" calcext:value-type="float">
            <text:p>3.25E-08</text:p>
          </table:table-cell>
          <table:table-cell office:value-type="float" office:value="0.0178" calcext:value-type="float">
            <text:p>1.78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48Cm</text:p>
          </table:table-cell>
          <table:table-cell office:value-type="float" office:value="43.38" calcext:value-type="float">
            <text:p>43.38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2p 1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5470000000" calcext:value-type="float">
            <text:p>5.47E+09</text:p>
          </table:table-cell>
          <table:table-cell office:value-type="float" office:value="0.000000724" calcext:value-type="float">
            <text:p>7.24E-07</text:p>
          </table:table-cell>
          <table:table-cell office:value-type="float" office:value="0.0191" calcext:value-type="float">
            <text:p>1.91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48Cm</text:p>
          </table:table-cell>
          <table:table-cell office:value-type="float" office:value="43.38" calcext:value-type="float">
            <text:p>43.38</text:p>
          </table:table-cell>
          <table:table-cell office:value-type="float" office:value="12.356" calcext:value-type="float">
            <text:p>12.356</text:p>
          </table:table-cell>
          <table:table-cell office:value-type="string" calcext:value-type="string">
            <text:p>2p 3/2</text:p>
          </table:table-cell>
          <table:table-cell/>
          <table:table-cell office:value-type="string" calcext:value-type="string">
            <text:p>E2</text:p>
          </table:table-cell>
          <table:table-cell office:value-type="float" office:value="5330000000" calcext:value-type="float">
            <text:p>5.33E+09</text:p>
          </table:table-cell>
          <table:table-cell office:value-type="float" office:value="0.000000354" calcext:value-type="float">
            <text:p>3.54E-07</text:p>
          </table:table-cell>
          <table:table-cell office:value-type="float" office:value="0.022" calcext:value-type="float">
            <text:p>2.20E-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38U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s ½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table:style-name="ce5" office:value-type="float" office:value="0.0088" calcext:value-type="float">
            <text:p>8.8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U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p ½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table:style-name="ce5" office:value-type="float" office:value="0.0092" calcext:value-type="float">
            <text:p>9.2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8U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p 3/2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" office:value-type="float" office:value="0.0027" calcext:value-type="float">
            <text:p>2.7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TH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s ½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table:style-name="ce5" office:value-type="float" office:value="0.0059" calcext:value-type="float">
            <text:p>5.9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TH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p ½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table:style-name="ce5" office:value-type="float" office:value="0.0077" calcext:value-type="float">
            <text:p>7.70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2TH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2p 3/2</text:p>
          </table:table-cell>
          <table:table-cell office:value-type="float" office:value="1.5" calcext:value-type="float">
            <text:p>1.5</text:p>
          </table:table-cell>
          <table:table-cell table:number-columns-repeated="7"/>
          <table:table-cell table:style-name="ce5" office:value-type="float" office:value="0.0026" calcext:value-type="float">
            <text:p>2.60E-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1:04:01.4890472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0:44:25.901835536</meta:creation-date>
    <meta:generator>LibreOffice/6.0.7.3$Linux_X86_64 LibreOffice_project/00m0$Build-3</meta:generator>
    <dc:date>2020-08-07T11:04:07.351422517</dc:date>
    <meta:editing-duration>PT16H7M58S</meta:editing-duration>
    <meta:editing-cycles>11</meta:editing-cycles>
    <meta:document-statistic meta:table-count="1" meta:cell-count="278" meta:object-count="0"/>
  </office:meta>
</office:document-meta>
</file>